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ource Code Pro Black" svg:font-family="'Source Code Pro Black'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2" style:family="paragraph" style:parent-style-name="Footer_20_left">
      <style:paragraph-properties fo:text-align="start" style:justify-single-word="false"/>
      <style:text-properties fo:color="#2a6099" loext:opacity="100%" fo:font-size="15pt" fo:font-weight="bold" officeooo:rsid="00079a63" officeooo:paragraph-rsid="00079a63" fo:background-color="transparent" style:font-size-asian="13.1000003814697pt" style:font-weight-asian="bold" style:font-size-complex="15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4" style:family="paragraph" style:parent-style-name="Table_20_Contents">
      <style:paragraph-properties fo:text-align="start" style:justify-single-word="false"/>
      <style:text-properties fo:font-size="15pt" officeooo:paragraph-rsid="0007f86a" style:font-size-asian="13.1000003814697pt" style:font-size-complex="15pt"/>
    </style:style>
    <style:style style:name="P5" style:family="paragraph" style:parent-style-name="Table_20_Contents">
      <style:paragraph-properties fo:text-align="start" style:justify-single-word="false"/>
      <style:text-properties fo:font-size="15pt" officeooo:rsid="00079a63" officeooo:paragraph-rsid="00079a63" style:font-size-asian="13.1000003814697pt" style:font-size-complex="15pt"/>
    </style:style>
    <style:style style:name="P6" style:family="paragraph" style:parent-style-name="Table_20_Contents">
      <style:paragraph-properties fo:text-align="start" style:justify-single-word="false"/>
      <style:text-properties fo:font-size="15pt" officeooo:rsid="00079a63" officeooo:paragraph-rsid="0007f86a" style:font-size-asian="13.1000003814697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fo:font-size="15pt" officeooo:rsid="0007f86a" officeooo:paragraph-rsid="0007f86a" style:font-size-asian="13.1000003814697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style:font-name="Arial Black" fo:font-size="15pt" style:text-underline-style="solid" style:text-underline-width="auto" style:text-underline-color="font-color" fo:font-weight="bold" officeooo:rsid="00079a63" officeooo:paragraph-rsid="00079a63" fo:background-color="#ffff00" style:font-size-asian="13.1000003814697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7f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or 10<text:span text:style-name="T1">th</text:span> March, 2021</text:p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8">SR No.</text:p>
          </table:table-cell>
          <table:table-cell table:style-name="Table1.A1" office:value-type="string">
            <text:p text:style-name="P8">Activity</text:p>
          </table:table-cell>
          <table:table-cell table:style-name="Table1.C1" office:value-type="string">
            <text:p text:style-name="P8">Details</text:p>
          </table:table-cell>
        </table:table-row>
        <table:table-row table:style-name="Table1.2">
          <table:table-cell table:style-name="Table1.A2" office:value-type="string">
            <text:p text:style-name="P5">1. </text:p>
          </table:table-cell>
          <table:table-cell table:style-name="Table1.A2" office:value-type="string">
            <text:p text:style-name="P5">Worked on Project</text:p>
          </table:table-cell>
          <table:table-cell table:style-name="Table1.C2" office:value-type="string">
            <text:p text:style-name="P5">- Completed the project.</text:p>
            <text:p text:style-name="P5"/>
            <text:p text:style-name="P5">- Got it reviewed by <text:s text:c="5"/></text:p>
            <text:p text:style-name="P5"><text:s text:c="3"/>PM.</text:p>
            <text:p text:style-name="P5"/>
            <text:p text:style-name="P5">- Made a PPT for the </text:p>
            <text:p text:style-name="P5"><text:s text:c="3"/>project, as asked by <text:s text:c="8"/></text:p>
            <text:p text:style-name="P5"><text:s text:c="3"/>ma’am to demonstrate <text:s text:c="3"/></text:p>
            <text:p text:style-name="P5"><text:s text:c="3"/>the project </text:p>
          </table:table-cell>
        </table:table-row>
        <table:table-row table:style-name="TableLine2124548852672">
          <table:table-cell table:style-name="Table1.A3" office:value-type="string">
            <text:p text:style-name="P5">2. </text:p>
          </table:table-cell>
          <table:table-cell table:style-name="Table1.B3" office:value-type="string">
            <text:p text:style-name="P5">Self-study</text:p>
          </table:table-cell>
          <table:table-cell table:style-name="Table1.C3" office:value-type="string">
            <text:p text:style-name="P5">- Tried to sketch the</text:p>
            <text:p text:style-name="P5"><text:s text:c="2"/>solutions mentioned in</text:p>
            <text:p text:style-name="P5"><text:s text:c="2"/>OEM segment of</text:p>
            <text:p text:style-name="P5"><text:s text:c="2"/>AutoFacets, to get a </text:p>
            <text:p text:style-name="P5"><text:s text:c="2"/>better overview of</text:p>
            <text:p text:style-name="P5"><text:s text:c="2"/>possible ways of</text:p>
            <text:p text:style-name="P5"><text:s text:c="2"/>implementation.</text:p>
            <text:p text:style-name="P5"/>
            <text:p text:style-name="P6">- <text:span text:style-name="T3">Learnt few concepts of</text:span></text:p>
            <text:p text:style-name="P6"><text:span text:style-name="T3"><text:s text:c="2"/>supply chain of OEM in</text:span></text:p>
            <text:p text:style-name="P6"><text:span text:style-name="T3"><text:s text:c="2"/>Automotive industry.</text:span></text:p>
            <text:p text:style-name="P5"/>
            <text:p text:style-name="P6">- <text:span text:style-name="T3">Had a glimpse of</text:span></text:p>
            <text:p text:style-name="P6"><text:span text:style-name="T3"><text:s text:c="2"/>website of Friesland</text:span></text:p>
            <text:p text:style-name="P6"><text:span text:style-name="T3"><text:s text:c="2"/>Leasing to understand its</text:span></text:p>
            <text:p text:style-name="P6"><text:span text:style-name="T3"><text:s text:c="2"/>design and modules.</text:span> </text:p>
          </table:table-cell>
        </table:table-row>
        <table:table-row table:style-name="TableLine2124548852672">
          <table:table-cell table:style-name="Table1.A4" office:value-type="string">
            <text:p text:style-name="P7">3. </text:p>
          </table:table-cell>
          <table:table-cell table:style-name="Table1.B4" office:value-type="string">
            <text:p text:style-name="P7">Presentation</text:p>
          </table:table-cell>
          <table:table-cell table:style-name="Table1.C4" office:value-type="string">
            <text:p text:style-name="P4">- <text:span text:style-name="T3">Researched content for</text:span></text:p>
            <text:p text:style-name="P4"><text:span text:style-name="T3"><text:s text:c="2"/>PPT of aftermarket </text:span></text:p>
            <text:p text:style-name="P4"><text:span text:style-name="T3"><text:s text:c="2"/>services. But was not</text:span></text:p>
            <text:p text:style-name="P4"><text:span text:style-name="T3"><text:s text:c="2"/>able to find quality</text:span></text:p>
            <text:p text:style-name="P4"><text:span text:style-name="T3"><text:s text:c="2"/>content. Couldn’t make</text:span></text:p>
            <text:p text:style-name="P4"><text:span text:style-name="T3"><text:s text:c="2"/>out what to add. </text:span></text:p>
            <text:p text:style-name="P3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ource Code Pro Black" svg:font-family="'Source Code Pro Black'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10T19:00:39.312000000</dc:date>
    <meta:editing-duration>PT7M43S</meta:editing-duration>
    <meta:editing-cycles>2</meta:editing-cycles>
    <meta:generator>LibreOffice/7.0.4.2$Windows_X86_64 LibreOffice_project/dcf040e67528d9187c66b2379df5ea4407429775</meta:generator>
    <meta:document-statistic meta:table-count="1" meta:image-count="0" meta:object-count="0" meta:page-count="2" meta:paragraph-count="37" meta:word-count="113" meta:character-count="678" meta:non-whitespace-character-count="530"/>
  </office:meta>
</office:document-meta>
</file>